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49142" officeooo:paragraph-rsid="00149142" style:font-weight-asian="bold" style:font-weight-complex="bold"/>
    </style:style>
    <style:style style:name="P2" style:family="paragraph" style:parent-style-name="Standard">
      <style:text-properties fo:font-weight="normal" officeooo:rsid="00149142" officeooo:paragraph-rsid="00149142" style:font-weight-asian="normal" style:font-weight-complex="normal"/>
    </style:style>
    <style:style style:name="P3" style:family="paragraph" style:parent-style-name="Standard">
      <style:text-properties fo:color="#0066cc" fo:font-weight="normal" officeooo:rsid="00149142" officeooo:paragraph-rsid="00149142" style:font-weight-asian="normal" style:font-weight-complex="normal"/>
    </style:style>
    <style:style style:name="P4" style:family="paragraph" style:parent-style-name="Standard">
      <style:text-properties fo:color="#996600" fo:font-weight="normal" officeooo:rsid="00149142" officeooo:paragraph-rsid="00149142" style:font-weight-asian="normal" style:font-weight-complex="normal"/>
    </style:style>
    <style:style style:name="P5" style:family="paragraph" style:parent-style-name="Standard">
      <style:text-properties fo:color="#000000" fo:font-weight="normal" officeooo:rsid="00149142" officeooo:paragraph-rsid="00149142" style:font-weight-asian="normal" style:font-weight-complex="normal"/>
    </style:style>
    <style:style style:name="P6" style:family="paragraph" style:parent-style-name="Standard">
      <style:text-properties fo:color="#000000" fo:font-weight="bold" officeooo:rsid="00149142" officeooo:paragraph-rsid="00149142" style:font-weight-asian="bold" style:font-weight-complex="bold"/>
    </style:style>
    <style:style style:name="P7" style:family="paragraph" style:parent-style-name="Standard">
      <style:text-properties fo:color="#000000" fo:font-weight="bold" officeooo:rsid="00149142" officeooo:paragraph-rsid="00149142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color="#000000" fo:font-weight="normal" officeooo:rsid="00156287" officeooo:paragraph-rsid="00156287" style:font-weight-asian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fo:color="#000000" fo:font-weight="normal" officeooo:rsid="00160786" officeooo:paragraph-rsid="00160786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fo:font-weight="normal" officeooo:rsid="00160786" officeooo:paragraph-rsid="00160786" style:font-weight-asian="normal" style:font-weight-complex="normal"/>
    </style:style>
    <style:style style:name="T1" style:family="text">
      <style:text-properties fo:color="#0066cc"/>
    </style:style>
    <style:style style:name="T2" style:family="text">
      <style:text-properties fo:color="#996600"/>
    </style:style>
    <style:style style:name="T3" style:family="text">
      <style:text-properties fo:color="#0000ff"/>
    </style:style>
    <style:style style:name="T4" style:family="text">
      <style:text-properties fo:color="#0000ff" officeooo:rsid="00156287"/>
    </style:style>
    <style:style style:name="T5" style:family="text">
      <style:text-properties fo:color="#0000ff" style:text-position="0% 100%"/>
    </style:style>
    <style:style style:name="T6" style:family="text">
      <style:text-properties fo:color="#0000ff" style:text-position="0% 100%" officeooo:rsid="00156287"/>
    </style:style>
    <style:style style:name="T7" style:family="text">
      <style:text-properties fo:color="#0000ff" style:text-position="0% 100%"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color="#0000ff" style:text-position="0% 100%" officeooo:rsid="00165ab3"/>
    </style:style>
    <style:style style:name="T9" style:family="text">
      <style:text-properties fo:font-weight="normal" officeooo:rsid="00156287" style:font-weight-asian="normal" style:font-weight-complex="normal"/>
    </style:style>
    <style:style style:name="T10" style:family="text">
      <style:text-properties style:text-position="sub 58%"/>
    </style:style>
    <style:style style:name="T11" style:family="text">
      <style:text-properties style:text-position="sub 58%" fo:font-weight="normal" officeooo:rsid="00156287" style:font-weight-asian="normal" style:font-weight-complex="normal"/>
    </style:style>
    <style:style style:name="T12" style:family="text">
      <style:text-properties style:text-position="0% 100%"/>
    </style:style>
    <style:style style:name="T13" style:family="text">
      <style:text-properties style:text-position="0% 100%" fo:font-weight="normal" officeooo:rsid="00156287" style:font-weight-asian="normal" style:font-weight-complex="normal"/>
    </style:style>
    <style:style style:name="T14" style:family="text">
      <style:text-properties style:text-position="0% 100%" fo:font-style="normal" style:font-style-asian="normal" style:font-style-complex="normal"/>
    </style:style>
    <style:style style:name="T15" style:family="text">
      <style:text-properties fo:color="#ff0000" style:text-position="0% 100%"/>
    </style:style>
    <style:style style:name="T16" style:family="text">
      <style:text-properties fo:color="#ff0000" style:text-position="0% 100%" officeooo:rsid="00160786"/>
    </style:style>
    <style:style style:name="T17" style:family="text">
      <style:text-properties fo:color="#ff0000" style:text-position="0% 100%" fo:font-style="italic" officeooo:rsid="00160786" style:font-style-asian="italic" style:font-style-complex="italic"/>
    </style:style>
    <style:style style:name="T18" style:family="text">
      <style:text-properties officeooo:rsid="00165ab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5L2 Notes</text:p>
      <text:p text:style-name="P1"/>
      <text:p text:style-name="P2">Objectives: </text:p>
      <text:p text:style-name="P2"><text:tab/><text:span text:style-name="T1">Apply the rules for the naming and writing formulas for binary ionic compounds.</text:span></text:p>
      <text:p text:style-name="P3"><text:tab/>Apply the rules for naming and writing formulas for compounds with polyatomic ions.</text:p>
      <text:p text:style-name="P2"/>
      <text:p text:style-name="P2">Key Concepts:</text:p>
      <text:p text:style-name="P2"><text:tab/><text:span text:style-name="T2">How are the names of binary ionic compounds determined?</text:span></text:p>
      <text:p text:style-name="P4"><text:tab/>How do you write the formulas for binary ionic compounds?</text:p>
      <text:p text:style-name="P4"><text:tab/>How do you write the formulas and names of compounds containing polyatomic ions?</text:p>
      <text:p text:style-name="P4"/>
      <text:p text:style-name="P6"/>
      <text:p text:style-name="P5">Vocabulary / <text:span text:style-name="T18">Important</text:span>:</text:p>
      <text:p text:style-name="P6"/>
      <text:p text:style-name="P6">Binary Compounds</text:p>
      <text:p text:style-name="P6"/>
      <text:p text:style-name="P6"><text:tab/><text:span text:style-name="T3">A binary compound is composed of two elements and can either be ionic or molecular.</text:span></text:p>
      <text:p text:style-name="P6"><text:tab/></text:p>
      <text:p text:style-name="P6"><text:tab/><text:span text:style-name="T4">Binary compounds must be composed of a monatomic metallic cation and a monatomic nonmetallic anion. </text:span><text:span text:style-name="T9">The compounds Cs</text:span><text:span text:style-name="T11">2</text:span><text:span text:style-name="T13">O is composed of the metal cesium and the nonmetal oxygen.</text:span></text:p>
      <text:p text:style-name="P6"><text:span text:style-name="T13"/></text:p>
      <text:p text:style-name="P6"><text:span text:style-name="T13"><text:tab/></text:span><text:span text:style-name="T6">To name any binary ionic compound, place the cation name first, followed by the anion name. </text:span><text:span text:style-name="T8">The same applies for compounds containing polyatomic ions.</text:span></text:p>
      <text:p text:style-name="P6"><text:span text:style-name="T6"/></text:p>
      <text:p text:style-name="P8"><text:span text:style-name="T12"><text:s/>Cs</text:span><text:span text:style-name="T10">2</text:span><text:span text:style-name="T12">O<text:tab/>&gt;&gt; Cesium Oxide</text:span></text:p>
      <text:p text:style-name="P8"><text:span text:style-name="T12">NaBr &gt;&gt; Sodium Bromide </text:span></text:p>
      <text:p text:style-name="P8"><text:span text:style-name="T12">SrF</text:span><text:span text:style-name="T10">2</text:span><text:span text:style-name="T12"> &gt;&gt; Strontium Fluoride</text:span></text:p>
      <text:p text:style-name="P8"><text:span text:style-name="T12"/></text:p>
      <text:p text:style-name="P8"><text:span text:style-name="T12">CuO != Copper Oxide</text:span></text:p>
      <text:p text:style-name="P8"><text:span text:style-name="T5">Anion: Oxide (2-)</text:span><text:span text:style-name="T12"> ; </text:span><text:span text:style-name="T15">Cation: Copper </text:span><text:span text:style-name="T16">(1+ </text:span><text:span text:style-name="T17">or 2+) (I or II)</text:span></text:p>
      <text:p text:style-name="P9"><text:span text:style-name="T12">1:1 ratio, Copper must have a 2+ charge to balance </text:span><text:span text:style-name="T14">the 2- charge.</text:span></text:p>
      <text:p text:style-name="P9"><text:span text:style-name="T14"/></text:p>
      <text:p text:style-name="P9"><text:span text:style-name="T14">CuO must contain Copper(II) and be named Copper(II) oxide.</text:span></text:p>
      <text:p text:style-name="P9"><text:span text:style-name="T14"/></text:p>
      <text:p text:style-name="P9"><text:span text:style-name="T14"/></text:p>
      <text:p text:style-name="P10"><text:span text:style-name="T14"><text:tab/></text:span><text:span text:style-name="T7">To balance binary compounds with strange charges (3+ and 2- != 0), find the least common multiple of the charges.</text:span></text:p>
      <text:p text:style-name="P10"><text:span text:style-name="T7"/></text:p>
      <text:p text:style-name="P6">..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3T11:39:59.628998391</meta:creation-date>
    <dc:date>2015-12-23T13:14:38.979851114</dc:date>
    <meta:editing-duration>PT10M41S</meta:editing-duration>
    <meta:editing-cycles>2</meta:editing-cycles>
    <meta:generator>LibreOffice/4.4.5.2$Linux_X86_64 LibreOffice_project/40$Build-2</meta:generator>
    <meta:document-statistic meta:table-count="0" meta:image-count="0" meta:object-count="0" meta:page-count="1" meta:paragraph-count="23" meta:word-count="206" meta:character-count="1228" meta:non-whitespace-character-count="1031"/>
  </office:meta>
</office:document-meta>
</file>